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47b" officeooo:paragraph-rsid="000a1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aaaaaaaaaaaaaaaaaaa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09:19:51.242000000</meta:creation-date>
    <dc:date>2023-04-15T11:57:22.121000000</dc:date>
    <meta:editing-duration>PT15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" meta:character-count="46" meta:non-whitespace-character-count="46"/>
  </office:meta>
</office:document-meta>
</file>